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font-name="Univers 57 Condensed"/>
    </style:style>
    <style:style style:name="P9" style:family="paragraph" style:parent-style-name="Standard">
      <style:text-properties style:font-name="Univers 57 Condensed" fo:font-style="normal" style:font-style-asian="normal" style:font-style-complex="normal"/>
    </style:style>
    <style:style style:name="P10" style:family="paragraph" style:parent-style-name="Standard">
      <style:text-properties style:font-name="Univers Condensed"/>
    </style:style>
    <style:style style:name="P11" style:family="paragraph" style:parent-style-name="Standard">
      <style:text-properties style:text-underline-style="non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font-name="Univers 57 Condensed"/>
    </style:style>
    <style:style style:name="T8" style:family="text">
      <style:text-properties style:font-name="Univers 57 Condensed" fo:font-style="normal" style:font-style-asian="normal" style:font-style-complex="normal"/>
    </style:style>
    <style:style style:name="T9" style:family="text">
      <style:text-properties style:font-name="Univers 57 Condensed" fo:font-style="normal" style:text-underline-style="none" style:font-style-asian="normal" style:font-style-complex="normal"/>
    </style:style>
    <style:style style:name="T10" style:family="text">
      <style:text-properties style:font-name="Univers 57 Condensed" style:text-underline-style="none"/>
    </style:style>
    <style:style style:name="T11" style:family="text">
      <style:text-properties style:font-name="Univers Condensed"/>
    </style:style>
    <style:style style:name="T12" style:family="text">
      <style:text-properties style:font-name="Univers Condensed"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weight="bold" style:font-weight-asian="bold" style:font-weight-complex="bold"/>
    </style:style>
    <style:style style:name="T17" style:family="text">
      <style:text-properties style:font-name="Times New Roman"/>
    </style:style>
    <style:style style:name="T18"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github.com/TJ-59/Building-FreeLAN">https://github.com/TJ-59/Building-FreeLAN</text:a> </text:p>
      <text:p text:style-name="Standard"/>
      <text:p text:style-name="Standard">Ceci est un guide, étape par étape, pour compiler vous-même FreeLAN sous Windows.</text:p>
      <text:p text:style-name="Standard">Dans la 1ere partie, vous installerez les outils nécessaires aux compilations ;</text:p>
      <text:p text:style-name="Standard">dans la 2nde partie, vous compilerez les librairies nécessaires à FreeLAN et aux wrappers C++ qui en font partie ; et dans la 3eme partie, vous lancerez enfin la compilation finale, qui vous donnera, entre autres, freelan.exe, freelan.cfg et tap-setup.exe.</text:p>
      <text:p text:style-name="Standard">Parmi les fichiers fournis avec ce guide, vous trouverez l'archive des fichiers modifiés :</text:p>
      <text:p text:style-name="Standard">Celle-ci contient un correctif pour mongoose (include de ws2tcpip.h dans mongoose.c) afin d'éviter certaines erreurs de « type non défini » liées à IPV6, un correctif pour freelan sous Windows (dans service.cpp, utilisation des Mappages de routine de texte générique - Generic-text routine mappings) pour protéger le chemin d'accès au service FreeLAN inscrit dans le registre Windows et éviter la potentielle exploitation d'un chemin non protégé par un logiciel malveillant* ;</text:p>
      <text:p text:style-name="Standard">vous trouverez aussi des makefile/vcxproj modifiés pour prendre en compte les spécificités requises à cette compilation ET l'utilisation de chemins d'accès relatifs, vous évitant ainsi d'avoir à ré-éditer de nombreuses lignes dans ceux-ci.</text:p>
      <text:p text:style-name="Standard"/>
      <text:p text:style-name="P1">(* : Les chemins d'accès contenant un espace doivent être entourés de guillemets, l'espace étant autrement un séparateur entre les noms de fichiers. Sous Windows, beaucoup de programmes sont installés dans « C:\program files », y compris des services pouvant être lancés automatiquement par Windows, et si un service n'a pas protégé son chemin d'accès lors de son installation et son inscription dans le registre, Windows tentera alors d'utiliser la ligne </text:p>
      <text:p text:style-name="P1"><text:s/>C:\program files\répertoire_visé\programme_visé.exe, l'interprétant d'abord comme l’exécutable « C:\program », avec les arguments « files\répertoire_visé\programme_visé.exe » derrière, et SI cela ne donne rien, Windows tente alors de prendre le tout comme un chemin d'accès.</text:p>
      <text:p text:style-name="P1">Cela a pour effet que l'utilisateur ne voit pas forcement la vulnérabilité (le programme se lance après tout), mais il suffit qu'un logiciel malveillant appelé « program » (.com, .exe, ou autre format exécutable) se trouve à la racine de C:\, pour être lancé automatiquement à la place du service, qu'il pourra lui-même lancer avec les bons arguments, pour que l'utilisateur ne se pose aucune question.)</text:p>
      <text:p text:style-name="Standard"/>
      <text:p text:style-name="Standard">FreeLAN a été conçu par <text:a xlink:type="simple" xlink:href="https://github.com/ereOn">Julien Kauffmann</text:a>, <text:a xlink:type="simple" xlink:href="https://github.com/s-vincent">Sebastien Vincent</text:a> et le reste de l'<text:a xlink:type="simple" xlink:href="https://github.com/freelan-developers">organisation des développeurs de FreeLAN</text:a>, et la version officielle est disponible (source et exécutable) sur github <text:a xlink:type="simple" xlink:href="https://github.com/freelan-developers/freelan">https://github.com/freelan-developers/freelan/</text:a></text:p>
      <text:p text:style-name="Standard"/>
      <text:p text:style-name="P7">1ère Partie : les Outils.</text:p>
      <text:p text:style-name="Standard"/>
      <text:p text:style-name="P6">I : NASM (Netwide Assembler)</text:p>
      <text:p text:style-name="Standard">Site officiel : <text:a xlink:type="simple" xlink:href="https://nasm.us/">https://nasm.us/</text:a> </text:p>
      <text:p text:style-name="Standard">Téléchargez la version "stable" qui convient pour votre version de Windows (ex : en 64bits : <text:a xlink:type="simple" xlink:href="https://www.nasm.us/pub/nasm/releasebuilds/2.16.01/win64/nasm-2.16.01-installer-x64.exe">https://www.nasm.us/pub/nasm/releasebuilds/2.16.01/win64/nasm-2.16.01-installer-x64.exe</text:a> )</text:p>
      <text:p text:style-name="Standard"/>
      <text:p text:style-name="Standard">Lancez l'installation en mode Administrateur si vous souhaitez le rendre accessible à tous les utilisateurs de votre machine. Si vous choisissez de l'installer uniquement pour l'utilisateur actuel, il vous faudra probablement choisir un dossier d'installation en dehors de "C:\Program Files"</text:p>
      <text:p text:style-name="Standard">(le répertoire par défaut étant "C:\Program Files\NASM" )</text:p>
      <text:p text:style-name="Standard">Notez bien ce chemin d'accès complet car il faudra ensuite l'ajouter à la variable d'environnement PATH :</text:p>
      <text:p text:style-name="Standard"><text:tab/>Dans le Panneau de configuration de Windows, "Système" puis "paramètres système</text:p>
      <text:p text:style-name="Standard"><text:s/><text:tab/>avancés" :</text:p>
      <text:p text:style-name="P1"><text:tab/>(ou bien lancez "C:\Windows\System32\systempropertiesadvanced.exe", ou faites Win+R et</text:p>
      <text:p text:style-name="P1"><text:s/><text:tab/>entrez "systempropertiesadvanced" )</text:p>
      <text:p text:style-name="Standard"><text:soft-page-break/><text:tab/>Cliquez sur "variables d'environnement", puis SOIT pour votre utilisateur (partie haute de la</text:p>
      <text:p text:style-name="Standard"><text:s/><text:tab/>fenêtre), SOIT pour l'ensemble de la machine (partie basse) cliquez sur la ligne intitulée </text:p>
      <text:p text:style-name="Standard"><text:tab/>"PATH", puis faites "Modifier...".</text:p>
      <text:p text:style-name="Standard"><text:tab/>Dans le panneau, sur la 2eme ligne ("valeur de la variable"), faites un clic et déplacez le</text:p>
      <text:p text:style-name="Standard"><text:tab/>curseur jusqu'à la fin de la ligne (avec la touche "Fin") puis rajoutez un point-virgule ( ; )</text:p>
      <text:p text:style-name="Standard"><text:tab/>suivi du chemin d'accès précédemment copié.</text:p>
      <text:p text:style-name="Standard"><text:tab/>Validez en cliquant sur OK. </text:p>
      <text:p text:style-name="Standard"><text:tab/>Ceci permettra de faire appel à NASM depuis n'importe quel autre répertoire, vous évitant</text:p>
      <text:p text:style-name="Standard"><text:tab/>ainsi des commandes de 3km de long ou des erreurs liées à un outil intermédiaire non-<text:tab/>trouvé.</text:p>
      <text:p text:style-name="Standard"/>
      <text:p text:style-name="P6">II : Perl</text:p>
      <text:p text:style-name="Standard">Perl est un langage de programmation interprété souvent utilisé pour faire fonctionner des scripts sous Linux.</text:p>
      <text:p text:style-name="Standard">Sous Windows, il vous faut une distribution telle que Strawberry Perl, disponible sur leur site officiel : <text:a xlink:type="simple" xlink:href="https://strawberryperl.com/">https://strawberryperl.com</text:a> </text:p>
      <text:p text:style-name="Standard">La page <text:a xlink:type="simple" xlink:href="https://strawberryperl.com/releases.html">https://strawberryperl.com/releases.html</text:a> vous propose les différentes versions téléchargeables, comme par exemple :</text:p>
      <text:p text:style-name="Standard"><text:a xlink:type="simple" xlink:href="https://strawberryperl.com/download/5.32.1.1/strawberry-perl-5.32.1.1-64bit.msi">https://strawberryperl.com/download/5.32.1.1/strawberry-perl-5.32.1.1-64bit.msi</text:a> pour les systèmes 64bits.</text:p>
      <text:p text:style-name="Standard">Les .MSI sont des auto-installeurs de chez Microsoft, il vous faudra néanmoins avoir les droits "administrateur" pour réussir<text:tab/>l'installation.</text:p>
      <text:p text:style-name="Standard">Les versions "Portables" peuvent être utilisées depuis n'importe quel dossier mais peuvent présenter d'autres limitations.</text:p>
      <text:p text:style-name="Standard">Les versions ZIP doivent juste être décompressées dans l'emplacement de votre choix, tant que le chemin d'accès à celui-ci ne contient aucun espace, et il faudra faire tourner une fois chacun des 2 scripts, dans l'ordre, avant la 1ere utilisation :</text:p>
      <text:list xml:id="list6485178321901357237" text:style-name="L1">
        <text:list-item>
          <text:list>
            <text:list-item>
              <text:p text:style-name="P12">relocation.pl.bat<text:tab/>(Qui s'assure du bon placement des fichiers, OBLIGATOIRE)</text:p>
            </text:list-item>
          </text:list>
        </text:list-item>
      </text:list>
      <text:list xml:id="list1886139710628601319" text:style-name="L2">
        <text:list-item>
          <text:list>
            <text:list-item>
              <text:p text:style-name="P13">update_env.bat<text:tab/>(Qui met à jour le PATH et d'autres variables d'environnement pour l'utilisation de Perl)</text:p>
            </text:list-item>
          </text:list>
        </text:list-item>
      </text:list>
      <text:p text:style-name="Standard"/>
      <text:p text:style-name="Standard"/>
      <text:p text:style-name="P6">III : Python</text:p>
      <text:p text:style-name="Standard">Un autre langage interprété très connu et multi-plateformes, Python est souvent utilisé pour la préparation de données ou de fichiers de configuration au cours de la compilation d'un programme ou de la création d'un Setup pour le distribuer.</text:p>
      <text:p text:style-name="Standard">Vous pouvez télécharger une version sur le site officiel : <text:a xlink:type="simple" xlink:href="https://www.python.org/downloads/">https://www.python.org/downloads/</text:a> </text:p>
      <text:p text:style-name="Standard">ou utiliser l'installeur Visual Studio ou l'installeur Build Tools for Visual Studio dans la section suivante pour vous fournir une version de Python.</text:p>
      <text:p text:style-name="Standard"/>
      <text:p text:style-name="Standard">Suite à son installation, vous devriez voir apparaître de nouveaux éléments dans le PATH, comme pour Perl.</text:p>
      <text:p text:style-name="Standard"/>
      <text:p text:style-name="Standard"/>
      <text:p text:style-name="P6">IV : MSBuild et Visual Studio tools</text:p>
      <text:p text:style-name="Standard">La page <text:s/><text:a xlink:type="simple" xlink:href="https://visualstudio.microsoft.com/downloads/">https://visualstudio.microsoft.com/downloads/</text:a> vous permettra de télécharger soit "Visual Studio", si vous souhaitez installer un environnement d'édition de code complet (installation plus ou moins lourde selon les options choisies), ou plus simplement les "Build Tools for Visual Studio" (Installation plus légère, et compilations en ligne de commande),</text:p>
      <text:p text:style-name="Standard">par ex : <text:a xlink:type="simple" xlink:href="https://aka.ms/vs/17/release/vs_BuildTools.exe">https://aka.ms/vs/17/release/vs_BuildTools.exe</text:a></text:p>
      <text:p text:style-name="Standard"/>
      <text:p text:style-name="Standard">Lors de l'installation, faites très attention à l'emplacement où vous décidez d'installer : certains <text:soft-page-break/>fichiers seront<text:tab/>forcément installés dans le disque C: , mais la plupart peuvent être installés sur une autre unité de stockage si vous préférez économiser de l'espace sur le disque système, ou tout simplement séparer le système et les autres fichiers, afin de réduire la taille des sauvegardes du système (les "backups").</text:p>
      <text:p text:style-name="Standard">Ce choix du répertoire d'installation ne sera possible QUE lors de la PREMIÈRE installation. Assurez vous donc de disposer de suffisamment d'espace disque dans la partition choisie afin de vous éviter de pénibles séances de déplacement de fichiers.</text:p>
      <text:p text:style-name="Standard"/>
      <text:p text:style-name="Standard"><text:tab/>Dans l'installeur, onglet "Charges de travail", cochez "Développement Desktop en C++", </text:p>
      <text:p text:style-name="Standard"><text:tab/>et vérifiez que les éléments suivants soient présents dans les détails (à droite) ou dans</text:p>
      <text:p text:style-name="Standard"><text:tab/>l'onglet "Composants individuels" :</text:p>
      <text:p text:style-name="P1">(* = propre à l'installation de l'éditeur Visual Studio, et ne devrait pas concerner les utilisateurs des build tools ;</text:p>
      <text:p text:style-name="P1"><text:s/>¤ = propre à l'installation des build tools; certains éléments peuvent ne pas apparaître selon la version de l'installeur;</text:p>
      <text:p text:style-name="P1"><text:s/>** = certains éléments peuvent être pré-cochés sans que vous en ayez besoin, à vous de choisir si ils vous intéressent.)</text:p>
      <text:p text:style-name="Standard"/>
      <text:p text:style-name="Standard"><text:tab/>MSVC v142 - VS 2019 C++ x64/x86 Build tools ("dernière version" ou "v.14.29" avec </text:p>
      <text:p text:style-name="Standard"><text:tab/><text:tab/><text:tab/><text:tab/><text:tab/><text:tab/><text:tab/><text:tab/>l'installeur VS2022)</text:p>
      <text:p text:style-name="Standard">*<text:tab/>débogueur juste-à-temps</text:p>
      <text:p text:style-name="Standard">*<text:tab/>Outils de profilage C++</text:p>
      <text:p text:style-name="Standard"><text:tab/>Outils C++ CMake pour Windows</text:p>
      <text:p text:style-name="Standard">**<text:tab/>C++ ATL pour dernière version de Build Tools v142 (x86 et x64)</text:p>
      <text:p text:style-name="Standard">**<text:tab/>Adaptateur de test pour Boost.Test<text:tab/>} (ou "Fonctionnalités de base des outils de test - outils <text:tab/><text:tab/><text:tab/><text:tab/><text:tab/><text:tab/><text:tab/>de builds" sous VS2022)</text:p>
      <text:p text:style-name="Standard">**<text:tab/>Adaptateur de test pour Google Test <text:s/><text:tab/>/</text:p>
      <text:p text:style-name="Standard">**<text:tab/>LiveShare</text:p>
      <text:p text:style-name="Standard">**<text:tab/>Intellicode</text:p>
      <text:p text:style-name="Standard"><text:tab/>AddressSanitizer C++</text:p>
      <text:p text:style-name="Standard"><text:tab/>Kit SDK Windows 10 (10.0.18362.0)</text:p>
      <text:p text:style-name="Standard"><text:tab/>SDK CRT (runtime C) universel pour Windows</text:p>
      <text:p text:style-name="Standard"/>
      <text:p text:style-name="Standard">Dans les <text:span text:style-name="T4">composants individuels</text:span>, vérifiez que ceux-ci soient cochés :</text:p>
      <text:p text:style-name="Standard"/>
      <text:p text:style-name="Standard"><text:tab/>MSBuild<text:tab/><text:tab/>(VS 2019uniquement, déjà inclus dans les build tools de VS2022)</text:p>
      <text:p text:style-name="Standard"><text:tab/>Fonctionnalités de base C++</text:p>
      <text:p text:style-name="Standard">¤<text:tab/>Fonctionnalités de base C++ pour Build Tools (Si vous utilisez les Builds Tools)</text:p>
      <text:p text:style-name="Standard">**<text:tab/>C# et Visual Basic<text:tab/><text:tab/>(Le peu de fonctions vbs requis pour FreeLAN sont pris en <text:tab/><text:tab/><text:tab/><text:tab/><text:tab/>charge par Windows et MSBuild)</text:p>
      <text:p text:style-name="Standard">*<text:tab/>Prise en charge du langage JavaScript et TypeScript</text:p>
      <text:p text:style-name="Standard">*<text:tab/>Compilateurs Roslyn C# et Visual Basic<text:tab/><text:tab/>(vs2019 uniquement)</text:p>
      <text:p text:style-name="Standard"><text:tab/>Mise à jour de C++ 2019 Redistributable <text:s text:c="3"/>OU <text:s text:c="3"/>Mise à jour de C++ 2022 Redistributable <text:s/>(Selon la version de l'installeur)</text:p>
      <text:p text:style-name="Standard"><text:tab/>Runtime C Windows Universel</text:p>
      <text:p text:style-name="Standard"/>
      <text:p text:style-name="Standard">La solution Freelan nécessite le "Windows Kit 10.0.18362.0" et donc les outils MSVC 14.29.30133 pour la compilation.</text:p>
      <text:p text:style-name="Standard">Si vous avez tout juste installé avec VS2019 ou les Build Tools 2019, l'invite de commande sera en mode VC 142, et capable de compiler la solution. Si vous avez installé avec VS2022 ou les Build Tools 2022, vous serez par défaut en mode VC 143, qui n'est pas directement compatible; toutefois, le simple ajout d'un fichier permet d'utiliser les outils de compilation en VC 142.</text:p>
      <text:p text:style-name="Standard"><text:soft-page-break/>Une fois tous les composants installés, et un reboot effectué, vous devriez avoir de nouveaux raccourcis disponibles dans le menu Démarrer, notamment un dossier de raccourcis</text:p>
      <text:p text:style-name="Standard">"Visual Studio 2022" (ou 2019, selon) contenant dans ses sous-dossiers des raccourcis du type </text:p>
      <text:p text:style-name="Standard">"x64 Native Tools Command Prompt for VS 2022", "x64_x86 Cross Tools Command Prompt for VS 2022", "x86 Native Tools Command Prompt for VS 2022" et "x86_x64 Cross Tools Command Prompt for VS 2022".</text:p>
      <text:p text:style-name="Standard">Vous devriez les trouver facilement en entrant "vs tools" dans la barre de recherche, qui filtrera les résultats pour vous.</text:p>
      <text:p text:style-name="Standard"/>
      <text:p text:style-name="P1">Les noms semblent similaires, mais ils ont tous une fonction bien précise, en suivant la nomenclature hôte_cible : </text:p>
      <text:p text:style-name="P1"><text:tab/>"x64 Native" permet de compiler sur un système 64bits du code 64bits;</text:p>
      <text:p text:style-name="P1"><text:tab/>"x64_x86 Cross", de compiler sur un système 64bits du code 32bits;</text:p>
      <text:p text:style-name="P1"><text:tab/>"x86 Native" permet de compiler sur un système 32bits (ou 64bits supportant le 32bits) du</text:p>
      <text:p text:style-name="P1"><text:tab/>code 32bits;</text:p>
      <text:p text:style-name="P1"><text:tab/>et "x86_x64 Cross" permet lui de compiler sur une machine 32bits du code 64bits.</text:p>
      <text:p text:style-name="P1"/>
      <text:p text:style-name="Standard">Les outils "Cross" servent donc à compiler, la plupart du temps, pour une autre plateforme.</text:p>
      <text:p text:style-name="Standard"/>
      <text:p text:style-name="Standard">Lorsque vous voulez lancer un invite de commande en mode console de développement, par exemple le "x64 Native", il s'agit en réalité d'un raccourci Windows appelant l'invite de commande (cmd.exe) en lui fournissant un script batch (.bat) à exécuter, lequel est en fait lui-même un raccourci de commande vers vcvarsall.bat, qui est un script complexe capable de mettre en place toutes les variables d'environnement requises en fonction des conditions fournies (hôte, cible, kit...).</text:p>
      <text:p text:style-name="Standard"/>
      <text:p text:style-name="Standard">Il convient donc de faire appel à vcvarsall.bat de la même manière, en créant un nouveau batch au même endroit, mais qui lui indiquera précisément quelles versions des outils utiliser, puis de se créer un raccourci dans le menu démarrer ou sur le bureau, qui comme les raccourcis déjà existants fait appel à cmd en lui fournissant le nouveau .bat.</text:p>
      <text:p text:style-name="Standard"><text:tab/></text:p>
      <text:p text:style-name="Standard"><text:span text:style-name="T4">Localisez le dossier contenant vcvarsall.bat</text:span>, vcvars64.bat, etc (pour les build tools, sous-dossiers \VC\Auxiliary\Build ; et pour Visual Studio, dans le dossier "Community" ou "Professional" ou "Enterprise" selon votre version, puis dans les sous-dossiers \VC\Auxiliary\Build ).</text:p>
      <text:p text:style-name="Standard">Créez un nouveau document texte (le format le plus simple, à ouvrir avec le bloc-note), et renommez-le d'un nom explicite, par exemple : "vcvars64-toolsetvc142_-_14-29.bat" (d'après le mode 64bits, et l'ensemble d'outils VC142 version 14.29).</text:p>
      <text:p text:style-name="Standard">Windows devrait vous avertir que changer l'extension du fichier pourrait le rendre inutilisable, mais vous pouvez toujours l'ouvrir avec le bloc-note pour y apporter les modification suivantes :</text:p>
      <text:p text:style-name="Standard"><text:tab/>Copiez à l’intérieur les 3 lignes ci-dessous se trouvant ENTRE les doubles lignes, en <text:tab/>n'oubliant pas de respecter les 2 lignes vides au début, SANS inclure les doubles lignes :</text:p>
      <text:p text:style-name="Horizontal_20_Line"/>
      <text:p text:style-name="Standard"/>
      <text:p text:style-name="Standard"/>
      <text:p text:style-name="Standard">@call "%~dp0vcvarsall.bat" x64 10.0.18362.0 -vcvars_ver=14.29.16.11 %*</text:p>
      <text:p text:style-name="Horizontal_20_Line"/>
      <text:p text:style-name="Standard"><text:tab/>et sauvez le fichier ainsi modifié.</text:p>
      <text:p text:style-name="Standard">Il faut désormais créer un raccourci pour l'appeler facilement, le moyen le plus simple étant de copier le raccourci "x64 Native Tools Command Prompt for VS 2022" en faisant un clic droit, "envoyer vers", "bureau (créer un raccourci)", puis de le modifier :</text:p>
      <text:p text:style-name="Standard"><text:tab/>D'abord le nom : quelque chose comme "x64 Native Tools vc142 Command Prompt for VS</text:p>
      <text:p text:style-name="Standard"><text:tab/>2022" devrait suffire;</text:p>
      <text:p text:style-name="Standard"><text:soft-page-break/><text:tab/>Ensuite, clic-droit puis "Propriétés" :</text:p>
      <text:p text:style-name="Standard"><text:tab/>dans le champs "Cible" :</text:p>
      <text:p text:style-name="Standard"><text:tab/><text:span text:style-name="T11">%comspec% /k "&lt;chemin d'accès au dossier VS2022&gt;\VC\Auxiliary\Build\vcvars64.bat"</text:span></text:p>
      <text:p text:style-name="Standard"><text:tab/>modifiez le nom du .bat pour y mettre votre nouveau .bat, c'est à dire celui que vous aurez <text:tab/>appelé "vcvars64-toolsetvc142_-_14-29.bat",</text:p>
      <text:p text:style-name="Standard"><text:tab/>et ainsi obtenir : </text:p>
      <text:p text:style-name="P10">%comspec% /k "&lt;chemin d'accès au dossier VS2022&gt;\VC\Auxiliary\Build\vcvars64-toolsetvc142_-_14-29.bat"</text:p>
      <text:p text:style-name="Standard"><text:tab/>"Démarrer dans" : devrait rester identique et normalement pointer sur le dossier de base de</text:p>
      <text:p text:style-name="Standard"><text:tab/>VS2022.</text:p>
      <text:p text:style-name="Standard"><text:tab/>Faites appliquer, puis OK, pour avoir enfin un raccourci qui gère tout cela pour vous.</text:p>
      <text:p text:style-name="Standard"/>
      <text:p text:style-name="P1">Notez que si vous êtes sous VS2019 et que vous avez d'autres versions du Windows Kit 10 sur votre machine, vous aurez peut-être besoin de ce raccourci pour préciser la version du kit et du toolset à utiliser. Pour vérifier, lancez la fenêtre de développement avec le raccourci original, et entrez « <text:span text:style-name="T8">set</text:span> » pour voir les variables d'environnement.</text:p>
      <text:p text:style-name="P1">Parmi l'ensemble, vous devriez pouvoir trouver :</text:p>
      <text:p text:style-name="Standard"><text:tab/>UCRTVersion=10.0.18362.0</text:p>
      <text:p text:style-name="Standard"><text:tab/>VCToolsVersion=14.29.30133</text:p>
      <text:p text:style-name="Standard"><text:tab/>VSCMD_ARG_VCVARS_VER=14.29.16.11</text:p>
      <text:p text:style-name="P1">Ce « 14.29.16.11 » devrait correspondre à un sous-dossier du même nom dans </text:p>
      <text:p text:style-name="P1">« &lt;dossier VS ou BuildTools&gt;\VC\Auxiliary\Build » (ou ce même répertoire si vous n'avez pas de sous-dossiers), qui contient « Microsoft.VCToolsVersion.14.29.16.11.txt », lui-même indiquant la version correspondante des VCTools (ici, 14.29.30133)</text:p>
      <text:p text:style-name="P1">Si votre kit est le bon (10.0.18362.0) mais que les versions disponibles de VCVARS et VCTools sont différentes mais malgré tout fonctionnelles, il vous faudra adapter le batch créé plus haut.</text:p>
      <text:p text:style-name="Standard"/>
      <text:p text:style-name="Standard">Que vous soyez en VS2019 avec le raccourci "x64 Native Tools Command Prompt", ou en VS2022 avec le raccourci créé ci-dessus, c'est à cela que je ferais référence quand vous verrez le terme "fenêtre de développement".</text:p>
      <text:p text:style-name="Standard">Vous pourrez probablement la garder ouverte tout au long de ce guide, afin de gagner du temps.</text:p>
      <text:p text:style-name="Standard">Les commandes sont à entrer sans le symbole "<text:span text:style-name="T11">&gt;</text:span>", qui n'est là que pour rappeler l'invite de commande, et il est important pour beaucoup de commandes de respecter les majuscules.</text:p>
      <text:p text:style-name="Standard"/>
      <text:p text:style-name="Standard"><text:span text:style-name="T2">Un bug silencieux rencontré par un certain nombre d'utilisateurs lors de l'installation peut empêcher le bon déroulement de certaines commandes.</text:span> Pour vérifier que vous n'en serez pas victimes, ouvrez l’éditeur du registre (regedit.exe) et explorez l'arborescence pour trouver les clés</text:p>
      <text:p text:style-name="Standard"/>
      <text:p text:style-name="Standard"><text:tab/><text:span text:style-name="T11">HKEY_LOCAL_MACHINE\SOFTWARE\Microsoft\Windows Kits\Installed Roots</text:span></text:p>
      <text:p text:style-name="Standard"><text:tab/>et</text:p>
      <text:p text:style-name="Standard"><text:tab/><text:span text:style-name="T11">HKEY_LOCAL_MACHINE\SOFTWARE\Wow6432Node\Microsoft\Windows Kits\Installed Roots</text:span></text:p>
      <text:p text:style-name="Standard"/>
      <text:p text:style-name="Standard">Vérifiez pour chacune la valeur nommée "KitsRoot10", de type REG_SZ,et vérifiez avec l'explorateur de fichiers que les données indique bien un chemin contenant un sous-dossier "<text:span text:style-name="T11">Include</text:span>".</text:p>
      <text:p text:style-name="Standard"><text:span text:style-name="T1">Exemple d'erreur de l'installation de VS/BuildTools:</text:span> </text:p>
      <text:p text:style-name="Standard"><text:tab/>une des valeurs (ou les 2) pointe vers "<text:span text:style-name="T12">C:\Program Files\Windows Kits\10</text:span>"</text:p>
      <text:p text:style-name="Standard"><text:tab/>au lieu de "<text:span text:style-name="T12">C:\Program Files (x86)\Windows Kits\10\</text:span>"; </text:p>
      <text:p text:style-name="Standard">le 1er répertoire contient les sous-dossiers "App Certification Kit", "Catalogs" et "References", mais pas de dossier "<text:span text:style-name="T11">Include</text:span>", alors que le 2nd répertoire<text:tab/> (avec "<text:span text:style-name="T16">(x86)</text:span>" ) contient bien un dossier "<text:span text:style-name="T11">Include</text:span>", contenant lui-même un sous-dossier pour chaque version<text:tab/>du kit installée.</text:p>
      <text:p text:style-name="Standard">Si vous repérez une erreur dans l'une et/ou l'autre des valeurs, corrigez les avec regedit et fermez-le, </text:p>
      <text:p text:style-name="Standard">et n'oubliez pas de relancer la fenêtre de développement si elle était ouverte.</text:p>
      <text:p text:style-name="Standard"/>
      <text:p text:style-name="P7"><text:soft-page-break/>2eme partie : les librairies</text:p>
      <text:p text:style-name="Standard"/>
      <text:p text:style-name="Standard">Pour compiler tout le nécessaire à FreeLAN, on va créer quelque part un dossier qui contiendra chaque répertoire de base pour chaque librairie, ce qui fera que chaque dossier "racine" d'une librairie sera au même niveau que FreeLAN. Cela va permettre l'utilisation de chemins relatifs, peu importe que vous ayez mis tout cela dans la partition C, D,<text:tab/>ou autre.</text:p>
      <text:p text:style-name="Standard">Comme exemple, nous prendrons le dossier "D:\BuildingFreeLAN", qui contiendra un sous-dossier pour curl, un sous-dossier pour freelan, un autre pour libiconv, encore un autre pour ZLib, etc.</text:p>
      <text:p text:style-name="Standard"/>
      <text:p text:style-name="P1">Pour vous épargner une compilation, vous pouvez utiliser un pack déjà compilé, par exemple avec nuget.org, ou via des sites de développeurs fournissant les versions compilées directement disponibles au téléchargement.</text:p>
      <text:p text:style-name="P1">Les packages nuget (.nupkg) contiennent généralement toutes les librairies nécessaires pour les versions 32bits et 64bits, aussi bien en mode "debug" qu'en mode "release", et sont en réalité des archives ZIP respectant une certaine disposition des fichiers. Utilisez votre outil d'archivage préféré (winzip, winrar, 7zip ou autre) pour accéder aux dossiers et fichiers stockés à l’intérieur, ou renommez-le en .zip au lieu de .nupkg pour en voir le contenu via l'explorateur Windows.</text:p>
      <text:p text:style-name="P1"><text:span text:style-name="T4">Il vous faudra toutefois faire très attention</text:span> : rien ne garantit que les sources utilisées soient celles qu'ils affichent, ni que la méthode de compilation soit la bonne. il vous faut donc choisir de faire confiance à cette tierce-partie, mais il vous faudra de toute manière vérifier que la librairie soit bien compilée en mode statique avec /MT.</text:p>
      <text:p text:style-name="P1">Pour ce faire, utilisez la commande :</text:p>
      <text:p text:style-name="Standard"><text:tab/><text:span text:style-name="T11">&gt;dumpbin /directives nom_de_la_lib.lib</text:span></text:p>
      <text:p text:style-name="Standard"><text:span text:style-name="T1">dans le répertoire de cette librairie, dans la fenêtre de développement.</text:span></text:p>
      <text:p text:style-name="P1"/>
      <text:p text:style-name="Standard"><text:span text:style-name="T1">Si vous voyez une ou plusieurs lignes </text:span>"/DEFAULTLIB:MSVCRT"<text:span text:style-name="T1">, alors il s'agit d'une compilation dynamique, incorrecte pour la compilation de FreeLAN. Si par contre vous voyez</text:span> "/DEFAULTLIB:LIBCMT"<text:span text:style-name="T1">, alors il s'agit d'une compilation statique, juste ce qu'il nous faut.</text:span></text:p>
      <text:p text:style-name="Standard"><text:span text:style-name="T1">Si dumpbin ne vous donne que </text:span>"File Type: LIBRARY"<text:span text:style-name="T1">, il s'agit probablement d'une librairie compilée en mode -GL, empêchant indirectement dumpbin de vous donner ces infos. </text:span></text:p>
      <text:p text:style-name="P1">Ouvrez alors le .lib avec le bloc-note, et recherchez ".obj" (plusieurs fois si nécessaire) : Vous devriez trouver au moins l'un des .obj créé par la compilation, suivi des arguments de compilation commençant tous par un tiret, et séparés par des espaces.</text:p>
      <text:p text:style-name="Standard"><text:span text:style-name="T1">Si ces arguments contiennent un </text:span>"-MT"<text:span text:style-name="T1">, c'est bon, les autres possibilités étant </text:span>"-MTd"<text:span text:style-name="T1">, </text:span>"-MD"<text:span text:style-name="T1">, et</text:span></text:p>
      <text:p text:style-name="Standard">"-MDd"<text:span text:style-name="T1"> (respectivement "statique debug", "dynamique" et "dynamique debug") qui sont incorrects pour FreeLAN.</text:span></text:p>
      <text:p text:style-name="Standard"/>
      <text:p text:style-name="Standard">Dans l'archive des fichiers modifiés, vous trouverez des fichiers destinés à remplacer ceux d'origine,</text:p>
      <text:p text:style-name="Standard">aussi bien des fichiers de code ( .c, .cpp ) que des fichiers de construction (makefile, .vcxproj, .sln).</text:p>
      <text:p text:style-name="Standard">Ces fichiers sont valides pour les versions des librairies indiquées, et peuvent vous épargner d'avoir à faire<text:tab/>certaines des modifications demandées ci-dessous.</text:p>
      <text:p text:style-name="Standard"/>
      <text:p text:style-name="Standard">Si vous utilisez un autre version de boost, <text:s/>il vous faudra, dans le fichier modifié nommé "freelan.vcxproj" que vous aurez décompressé dans "&lt;...&gt;freelan-master\apps\freelan", <text:s/>corriger le nom des .lib pour prendre en compte le bon numéro de version, dans la section <text:s text:c="2"/><text:span text:style-name="T7">&lt;ItemDefinitionGroup Condition="'$(Configuration)|$(Platform)'=='Release|x64'"&gt;</text:span> <text:span text:style-name="T7">&lt;Link&gt; &lt;AdditionalDependencies&gt;</text:span>. </text:p>
      <text:p text:style-name="Standard">(ex : "libboost_system-vc142-mt-s-x64-<text:span text:style-name="T16">1_82</text:span>.lib" vers "libboost_system-vc142-mt-s-x64-<text:span text:style-name="T16">1_83</text:span>.lib")</text:p>
      <text:p text:style-name="Standard">Si vous souhaitez malgré tout utiliser une librairie pré-compilée autrement qu'en -MT, vous trouverez une section <text:span text:style-name="T7">&lt;AdditionalOptions&gt;</text:span><text:span text:style-name="T17"> (ligne 258) </text:span>mise en commentaire, qui pourra vous aider à forcer la compilation si vous la dé-commentez (selon le cas, il se peut que votre version ne soit plus totalement portable, et il faudra peut-être y ajouter d'autres arguments).</text:p>
      <text:p text:style-name="P5"><text:soft-page-break/>I) ZLib</text:p>
      <text:p text:style-name="Standard"/>
      <text:p text:style-name="Standard">La page <text:s/><text:a xlink:type="simple" xlink:href="https://www.zlib.net/">https://www.zlib.net/</text:a> vous permettra de télécharger le code source de la dernière version, par exemple : <text:a xlink:type="simple" xlink:href="https://www.zlib.net/zlib1213.zip">https://www.zlib.net/zlib1213.zip</text:a> pour la dernière version à date d'écriture.</text:p>
      <text:p text:style-name="Standard">Aussi disponible sur <text:a xlink:type="simple" xlink:href="https://github.com/madler/zlib">https://github.com/madler/zlib</text:a> ou <text:a xlink:type="simple" xlink:href="https://github.com/madler/zlib/releases">https://github.com/madler/zlib/releases</text:a> </text:p>
      <text:p text:style-name="Standard"><text:tab/></text:p>
      <text:p text:style-name="Standard">Décompressez le dossier zlib contenu dans l'archive comme sous-dossier du répertoire "BuildingFreeLAN", et renommez-le "zlib"<text:tab/>(sans numéro de version).</text:p>
      <text:p text:style-name="Standard">Dans le sous-dossier "win32", ouvrez le fichier Makefile.msc avec Wordpad (afin de prendre en compte les retour-ligne) :</text:p>
      <text:p text:style-name="Standard"><text:tab/>recherchez la ligne commençant par "CFLAGS =", vous devriez trouver :</text:p>
      <text:p text:style-name="Standard"><text:tab/><text:span text:style-name="T7">CFLAGS <text:s/>= -nologo -MD -W3 -O2 -Oy- -Zi -Fd"zlib" $(LOC)</text:span></text:p>
      <text:p text:style-name="Standard"/>
      <text:p text:style-name="Standard"><text:tab/>remplacez le "-MD" par "-GL -MT -Zc:wchar_t-" et vous devriez obtenir :</text:p>
      <text:p text:style-name="Standard"><text:tab/><text:span text:style-name="T7">CFLAGS <text:s/>= -nologo -GL -MT -Zc:wchar_t- -W3 -O2 -Oy- -Zi -Fd"zlib" $(LOC)</text:span></text:p>
      <text:p text:style-name="Standard"/>
      <text:p text:style-name="Standard"><text:tab/>Recherchez ensuite la ligne commençant par "LDFLAGS =", et vous devriez trouver :</text:p>
      <text:p text:style-name="Standard"><text:tab/><text:span text:style-name="T7">LDFLAGS = -nologo -debug -incremental:no -opt:ref</text:span></text:p>
      <text:p text:style-name="Standard"/>
      <text:p text:style-name="Standard"><text:tab/>remplacez le "-debug" par "-opt:icf -dynamicbase -nxcompat -ltcg" et vous devriez obtenir :</text:p>
      <text:p text:style-name="Standard"><text:tab/><text:span text:style-name="T7">LDFLAGS = -nologo -opt:icf -dynamicbase -nxcompat -ltcg -incremental:no -opt:ref</text:span></text:p>
      <text:p text:style-name="Standard"/>
      <text:p text:style-name="Standard">Sauvez le fichier (ou utilisez la version fournie dans l'archive des fichiers modifiés), puis dans la fenêtre de développement, allez dans le dossier "zlib" (par ex : « D : », « cd BuildingFreeLAN », « cd zlib »), et entrez la commande suivante :</text:p>
      <text:p text:style-name="Standard"/>
      <text:p text:style-name="Standard"><text:tab/><text:span text:style-name="T11">&gt;nmake -f win32/Makefile.msc AS=ml64</text:span></text:p>
      <text:p text:style-name="Standard"><text:tab/>(en cas de compilation pour un système 32bits, omettez le "AS=ml64")</text:p>
      <text:p text:style-name="Standard"><text:tab/></text:p>
      <text:p text:style-name="Standard">Après quelques secondes de compilation, vous devriez obtenir un résultat sans erreur.</text:p>
      <text:p text:style-name="Standard">Les fichiers qui nous intéressent ici sont "zconf.h", "zlib.h", "zlib.lib" et "zlib.pdb", qui se trouvent dans le dossier de base "zlib", et qu'il faudra copier à la racine du dossier "openssl" pour la partie III. Il vous faudra également revenir au dossier zlib pour quelques manipulations de fichier lors de la partie IV (Curl).</text:p>
      <text:p text:style-name="Standard"/>
      <text:p text:style-name="Standard"/>
      <text:p text:style-name="P5">II) Miniupnpc</text:p>
      <text:p text:style-name="Standard"/>
      <text:p text:style-name="Standard">Sur la page <text:a xlink:type="simple" xlink:href="https://miniupnp.tuxfamily.org/files/">https://miniupnp.tuxfamily.org/files/</text:a> vous pourrez trouver la dernière version de miniupnpc, par ex : <text:a xlink:type="simple" xlink:href="https://miniupnp.tuxfamily.org/files/miniupnpc-2.2.5.tar.gz">https://miniupnp.tuxfamily.org/files/miniupnpc-2.2.5.tar.gz</text:a>.</text:p>
      <text:p text:style-name="Standard">Ce format d'archive est courant sous Linux, et un peu moins sous Windows, mais n'importe quelle version de 7zip ou de WinRAR, ou une version récente de WinZIP devrait faire l'affaire.</text:p>
      <text:p text:style-name="Standard"/>
      <text:p text:style-name="Standard">Comme pour Zlib, il faut extraire le contenu de cette archive dans un sous-dossier nommé "miniupnpc".</text:p>
      <text:p text:style-name="Standard"><text:tab/></text:p>
      <text:p text:style-name="Standard">Si vous faites une compilation 32bits, vous pouvez utiliser les fichiers originaux avec quelques modifications.</text:p>
      <text:p text:style-name="Standard"/>
      <text:p text:style-name="Standard">Si vous faites une compilation 64bits, il vous faudra utiliser les fichiers modifiés dans l'archive des fichiers modifiés, l'auteur n'ayant pas inclus dans les fichiers originaux les options de compilations 64bits.</text:p>
      <text:p text:style-name="Standard"><text:soft-page-break/><text:tab/><text:span text:style-name="T5">-- Cas 32Bits --</text:span> :</text:p>
      <text:p text:style-name="Standard"><text:tab/>Avec l'explorateur de fichiers, allez dans le sous-dossier "msvc", pour apporter une toute</text:p>
      <text:p text:style-name="Standard"><text:tab/>petite modification à 2 fichiers : "miniupnpc.vcxproj" et "upnpc-static.vcxproj" (<text:span text:style-name="T1">faites très</text:span></text:p>
      <text:p text:style-name="Standard"><text:span text:style-name="T1"><text:tab/>attention aux noms et à l'extension, les fichiers dans ce répertoire ont des noms similaires</text:span>).</text:p>
      <text:p text:style-name="Standard"><text:tab/>Dans "miniupnpc.vcxproj" (à ouvrir avec un éditeur de texte), à la ligne 126 commence la</text:p>
      <text:p text:style-name="Standard"><text:tab/>section :</text:p>
      <text:p text:style-name="Standard"><text:tab/><text:span text:style-name="T7">&lt;ItemDefinitionGroup Condition="'$(Configuration)|$(Platform)'=='Release|Win32'"&gt;</text:span></text:p>
      <text:p text:style-name="Standard"><text:tab/>dans la sous-section <text:span text:style-name="T7">&lt;ClCompile&gt;</text:span> (ligne 127), vous trouverez la propriété :</text:p>
      <text:p text:style-name="Standard"><text:tab/><text:span text:style-name="T7">&lt;RuntimeLibrary&gt;MultiThreadedDLL&lt;/RuntimeLibrary&gt;</text:span> <text:s text:c="3"/>à la ligne 131.</text:p>
      <text:p text:style-name="Standard"><text:tab/>Modifiez "MultiThreaded<text:span text:style-name="T14">DLL</text:span>" en "MultiThreaded" en effaçant "DLL" et sauvez le fichier.</text:p>
      <text:p text:style-name="Standard"/>
      <text:p text:style-name="Standard"><text:tab/>Faites ensuite la même chose pour "upnpc-static.vcxproj", à la ligne 129 commence la</text:p>
      <text:p text:style-name="Standard"><text:tab/>section :</text:p>
      <text:p text:style-name="Standard"><text:tab/><text:span text:style-name="T7">&lt;ItemDefinitionGroup Condition="'$(Configuration)|$(Platform)'=='Release|Win32'"&gt;</text:span></text:p>
      <text:p text:style-name="Standard"><text:tab/>et à la ligne 130, sa sous-section <text:span text:style-name="T7">&lt;ClCompile&gt;</text:span>, contenant, à la ligne 134, la propriété :</text:p>
      <text:p text:style-name="Standard"><text:tab/><text:span text:style-name="T7">&lt;RuntimeLibrary&gt;MultiThreaded</text:span><text:span text:style-name="T10">DLL</text:span><text:span text:style-name="T7">&lt;/RuntimeLibrary&gt;</text:span> qu'il va falloir modifier aussi.</text:p>
      <text:p text:style-name="Standard"><text:tab/>Effacez donc les 3 lettres "DLL" pour obtenir là aussi </text:p>
      <text:p text:style-name="Standard"><text:tab/><text:span text:style-name="T7">&lt;RuntimeLibrary&gt;MultiThreaded&lt;/RuntimeLibrary&gt;</text:span> , et sauvez le fichier.</text:p>
      <text:p text:style-name="Standard"><text:tab/></text:p>
      <text:p text:style-name="Standard"><text:tab/>Dans la fenêtre de développement, rendez-vous dans le dossier "miniupnpc", puis "msvc"</text:p>
      <text:p text:style-name="Standard"><text:tab/>(&gt;cd ..\miniupnpc\msvc), et entrez la commande :</text:p>
      <text:p text:style-name="Standard"/>
      <text:p text:style-name="Standard"><text:tab/><text:span text:style-name="T11">&gt;msbuild miniupnpc_vs2015.sln /p:Configuration=Release /p:Platform=Win32 /p:PlatformToolset=v142</text:span></text:p>
      <text:p text:style-name="Standard"/>
      <text:p text:style-name="P1">(la propriété "PlatformToolset" permet à la ligne de commande d'outrepasser les réglages des fichiers VS2015, afin d'utiliser les mêmes outils de compilation, plus récents, pour cette librairie)</text:p>
      <text:p text:style-name="Standard"/>
      <text:p text:style-name="Standard"/>
      <text:p text:style-name="Standard"><text:tab/><text:span text:style-name="T5">-- Cas 64bits --</text:span> (Cas le plus probable) :</text:p>
      <text:p text:style-name="Standard"><text:tab/>Dans le dossier msvc, remplacez les fichiers "miniupnpc.vcxproj" et "upnpc-static.vcxproj"</text:p>
      <text:p text:style-name="Standard"><text:tab/>par ceux contenus dans l'archive des fichiers modifiés. Ces fichiers ont été mis à jour sous</text:p>
      <text:p text:style-name="Standard"><text:tab/>VS2019 et édités pour y inclure les modes x64. Ajoutez aussi "miniupnpc_vs2019.sln" dans</text:p>
      <text:p text:style-name="Standard"><text:tab/>ce répertoire, puis, dans la fenêtre de développement, rendez-vous dans le dossier</text:p>
      <text:p text:style-name="Standard"><text:tab/>"miniupnpc", puis "msvc" (&gt;cd ..\miniupnpc\msvc), et entrez la commande :</text:p>
      <text:p text:style-name="Standard"><text:tab/></text:p>
      <text:p text:style-name="Standard"><text:tab/><text:span text:style-name="T11">&gt;msbuild miniupnpc_vs2019.sln /p:Configuration=Release /p:Platform=x64</text:span></text:p>
      <text:p text:style-name="Standard"/>
      <text:p text:style-name="Standard">Que vous soyez en 32 ou 64bits, la compilation devrait s'effectuer.</text:p>
      <text:p text:style-name="Standard">Quelques avertissements concernant des méthodes dépréciées, ou des fichiers partagés entre les 2 projets<text:tab/>de cette compilation, pouvant gêner le nettoyage ou la régénération, sont à prévoir mais sans gravité.</text:p>
      <text:p text:style-name="Standard">Le résultat de la compilation se trouvera dans le sous-dossier "miniupnpc\msvc\Release".</text:p>
      <text:p text:style-name="Standard"/>
      <text:p text:style-name="P1">(Si jamais vous devez "nettoyer" pour compiler à nouveau, il vous suffit d'effacer ou renommer </text:p>
      <text:p text:style-name="P1">le dossier "Release")</text:p>
      <text:p text:style-name="Standard"><text:tab/></text:p>
      <text:p text:style-name="Standard">Une dernière manipulation dans le dossier "miniupnpc\include", certaines librairies cherchant leurs includes dans des sous-dossiers particuliers, il vous <text:span text:style-name="T4">faut</text:span> y créer un sous-dossier "miniupnpc",</text:p>
      <text:p text:style-name="Standard">(donc "miniupnpc\include\miniupnpc"), dans lequel vous mettrez une COPIE des fichiers .h du dossier include. <text:span text:style-name="T1">(Faites bien attention à ne pas juste "déplacer" les fichiers .h, vous en aurez besoin aux 2 emplacements.)</text:span></text:p>
      <text:p text:style-name="Standard"/>
      <text:p text:style-name="Standard"><text:soft-page-break/><text:span text:style-name="T16">III) OpenSSL </text:span>(v. 1.1.1 ou plus, pas d'openSSL3)</text:p>
      <text:p text:style-name="Standard"/>
      <text:p text:style-name="Standard">Sur la page <text:a xlink:type="simple" xlink:href="https://github.com/openssl/openssl/releases">https://github.com/openssl/openssl/releases</text:a>, prenez la dernière source d'OpenSSL 1</text:p>
      <text:p text:style-name="Standard">(à date d'écriture, <text:a xlink:type="simple" xlink:href="https://github.com/openssl/openssl/archive/refs/tags/OpenSSL_1_1_1u.zip">https://github.com/openssl/openssl/archive/refs/tags/OpenSSL_1_1_1u.zip</text:a> ). <text:span text:style-name="T1">Ignorez les versions 3.x.x d'OpenSSL en ce qui concerne votre compilation de FreeLAN, mais si vous souhaitez compiler votre propre version d'OpenSSL3 pour créer vos clés privées et certificats que vous utiliserez avec FreeLAN, la procédure est la même, mise à part le renommage de dossier.</text:span></text:p>
      <text:p text:style-name="Standard"><text:s/></text:p>
      <text:p text:style-name="Standard">Dans le dossier BuildingFreeLAN, décompressez le dossier contenu dans l'archive pour obtenir un sous-dossier openssl ;<text:tab/>ici vous obtiendrez "D:\BuildingFreeLAN\openssl-OpenSSL_1_1_1u" <text:s text:c="2"/>qui contient directement les sous-dossiers apps,<text:tab/>configurations, crypto, demos, docs, etc... ainsi qu'une vingtaine de fichiers.</text:p>
      <text:p text:style-name="Standard"/>
      <text:p text:style-name="Standard">Afin d'éviter d'avoir à modifier les scripts, RENOMMEZ ce dossier simplement en "openssl", pour obtenir par exemple "D:\BuildingFreeLAN\openssl"</text:p>
      <text:p text:style-name="Standard"/>
      <text:p text:style-name="Standard">OpenSSL a besoin des fichiers suivants de ZLib : "zlib.lib", "zlib.pdb", "zconf.h" et "zlib.h".</text:p>
      <text:p text:style-name="Standard">Mettez-les tous les 4 dans la racine d'openssl, à coté des multiples fichiers NOTES et README.</text:p>
      <text:p text:style-name="Standard"><text:tab/></text:p>
      <text:p text:style-name="Standard">Dans la fenêtre de développement, naviguez jusqu'au répertoire d'openssl avec les commandes MS-DOS ("cd..", "cd..", "cd openssl" ), et entrez les commandes suivantes en respectant les majuscules : </text:p>
      <text:p text:style-name="Standard"/>
      <text:p text:style-name="Standard"><text:tab/><text:span text:style-name="T7">&gt;perl Configure VC-WIN64A no-ssl2 no-ssl3 no-shared</text:span></text:p>
      <text:p text:style-name="P3"><text:tab/>(cela peut prendre quelques secondes, et prépare le fichier makefile nécessaire à nmake)</text:p>
      <text:p text:style-name="P1"><text:tab/>(Notez que par défaut, la commande ci-dessus devrait être fonctionnellement équivalente à </text:p>
      <text:p text:style-name="P1"><text:tab/>&gt;perl Configure VC-WIN64A no-ssl2 no-ssl3 no-shared threads</text:p>
      <text:p text:style-name="P1"><text:tab/>puisque le support de threading est activé par défaut, ce qui est recommandé sous Windows)</text:p>
      <text:p text:style-name="Standard"/>
      <text:p text:style-name="Standard"><text:tab/><text:span text:style-name="T7">&gt;nmake</text:span></text:p>
      <text:p text:style-name="Standard"><text:tab/><text:span text:style-name="T1">(sans autre paramètre, il s’exécute sur le fichier makefile juste créé. Il vous faudra plusieurs</text:span></text:p>
      <text:p text:style-name="P1"><text:tab/>minutes de patience)</text:p>
      <text:p text:style-name="Standard"><text:tab/></text:p>
      <text:p text:style-name="Standard"><text:tab/><text:span text:style-name="T1">(Vous pouvez également faire tourner la commande "nmake test" suite à la compilation si</text:span></text:p>
      <text:p text:style-name="P1"><text:tab/>vous souhaitez être absolument sûr que tout s'est bien passé, cela ne vous coûtera que</text:p>
      <text:p text:style-name="P1"><text:tab/>quelques dizaines de minutes et un peu d'espace disque;</text:p>
      <text:p text:style-name="P1"><text:tab/>la commande "nmake clean" permet de nettoyer les dossiers en cas d'erreur, <text:span text:style-name="T4">vérifiez bien</text:span></text:p>
      <text:p text:style-name="P1"><text:tab/>que <text:span text:style-name="T4">tous les fichiers ajoutés de zlib soient intacts</text:span> avant de relancer une commande)</text:p>
      <text:p text:style-name="Standard"/>
      <text:p text:style-name="Standard">Vous obtiendrez, dans le répertoire de base d'openssl, les fichiers "libcrypto.lib" et "libssl.lib" dont vous aurez besoin à plusieurs reprises.</text:p>
      <text:p text:style-name="Standard"/>
      <text:p text:style-name="Standard">Créez un sous-dossier "lib" dans le répertoire openssl, et faites une COPIE des 2 .lib que vous placerez dans ce sous-dossier. <text:span text:style-name="T1">(les utilisateurs expérimentés peuvent faire des liens physiques vers ces fichiers, au lieu de copies, s'il le désirent)</text:span></text:p>
      <text:p text:style-name="P1"/>
      <text:p text:style-name="Standard">Dans le sous-dossier lib, renommez le fichier "libcrypto.lib" en "libeay32.lib", et le fichier "libssl.lib" en "ssleay32.lib".</text:p>
      <text:p text:style-name="Standard"/>
      <text:p text:style-name="P1">Cette manipulation est nécessaire pour la compilation de Curl, qui fait référence aux anciens noms de ces librairies.</text:p>
      <text:p text:style-name="Standard"/>
      <text:p text:style-name="Standard"/>
      <text:p text:style-name="P5"><text:soft-page-break/>IV) Curl</text:p>
      <text:p text:style-name="Standard"/>
      <text:p text:style-name="Standard">Sur la page <text:a xlink:type="simple" xlink:href="https://github.com/curl/curl/releases">https://github.com/curl/curl/releases</text:a> vous trouverez les dernières versions de Curl (à date d'écriture, il s'agit de la 8.1.2 , <text:a xlink:type="simple" xlink:href="https://github.com/curl/curl/archive/refs/tags/curl-8_1_2.zip">https://github.com/curl/curl/archive/refs/tags/curl-8_1_2.zip</text:a>) à télécharger.</text:p>
      <text:p text:style-name="Standard">Décompressez le dossier contenu dans l'archive pour obtenir un répertoire dans BuildingFreeLAN (par ex : "curl-curl-8_1_2"), et toujours pour les mêmes raisons, renommez simplement ce dossier en "curl".</text:p>
      <text:p text:style-name="Standard"/>
      <text:p text:style-name="Standard">Dans le dossier curl, vous trouverez "buildconf.bat" qu'il faut exécuter une fois pour la création de certain fichiers. <text:span text:style-name="T1">(ici, un double-clic suffit, aucun argument à lui fournir)</text:span></text:p>
      <text:p text:style-name="Standard"/>
      <text:p text:style-name="Standard">À la racine du dossier "zlib", pour être vu correctement de Curl, il vous faudra créer 2 sous-dossiers "include" et "lib".</text:p>
      <text:p text:style-name="Standard">Le dossier "include" doit contenir des copies de tous les .h se trouvant dans la racine zlib <text:span text:style-name="T1">(crc32.h, deflate.h, gzguts.h, inffast.h, inffixed.h, inflate.h, inftrees.h, trees.h, zconf.h, zlib.h, zutil.h)</text:span> </text:p>
      <text:p text:style-name="Standard">et le dossier "lib" doit contenir les différentes librairies et fichiers attenants <text:span text:style-name="T1">(zdll.exp, zdll.lib, zlib.lib, zlib.pdb, zlib1.dll, zlib1.res)</text:span>.</text:p>
      <text:p text:style-name="Standard"/>
      <text:p text:style-name="Standard">Il s'agit simplement d'avoir le même type d'arborescence disponible dans "zlib" et "openssl" que ce que requiert Curl.</text:p>
      <text:p text:style-name="Standard"/>
      <text:p text:style-name="Standard">Dans la fenêtre de commande, rendez-vous dans le dossier "curl", puis dans le sous-dossier "winbuild" (en tapant<text:tab/>"cd ..", "cd curl", "cd winbuild") puis tapez la commande suivante :</text:p>
      <text:p text:style-name="Standard"/>
      <text:p text:style-name="P10">&gt;nmake RTLIBCFG=static /f makefile.vc mode=static VC=16 machine=x64 WITH_SSL=static WITH_ZLIB=static DEBUG=no SSL_PATH=..\..\openssl ZLIB_PATH=..\..\zlib</text:p>
      <text:p text:style-name="Standard"><text:tab/><text:span text:style-name="T1">(Bien entendu, si vous faites une compilation 32bits uniquement, changez l'argument</text:span></text:p>
      <text:p text:style-name="P1"><text:tab/>"machine=x64" en "machine=x86" dans la commande ci-dessus.)</text:p>
      <text:p text:style-name="Standard"/>
      <text:p text:style-name="Standard">Le résultat devrait se trouver dans le dossier "curl\builds\libcurl-vc16-x64-release-static-ssl-static-zlib-static-ipv6-sspi" .</text:p>
      <text:p text:style-name="Standard">Le sous-dossier \lib contient libcurl_a.lib, et le dossier include\curl contient les headers <text:span text:style-name="T1">(".h")</text:span>.</text:p>
      <text:p text:style-name="Standard"/>
      <text:p text:style-name="P5">V) libiconv</text:p>
      <text:p text:style-name="Standard"/>
      <text:p text:style-name="Standard">Sur la page <text:a xlink:type="simple" xlink:href="https://github.com/pffang/libiconv-for-Windows">https://github.com/pffang/libiconv-for-Windows</text:a>, cliquez sur le bouton vert "Code", puis "Download ZIP".</text:p>
      <text:p text:style-name="P1">(Vous pouvez également cloner localement ce github si vous êtes un utilisateur de git)</text:p>
      <text:p text:style-name="Standard">Décompressez le dossier "libiconv-for-windows-master" contenu dans l'archive dans le dossier BuildingFreeLAN.</text:p>
      <text:p text:style-name="Standard">Vous devriez obtenir un chemin du type "D:\BuildingFreelan\libiconv-for-Windows-master\" contenant les sous-dossiers ".github", "include", "libiconv", "res" ainsi que les fichiers "LibIconv.sln", "libiconv.vcxproj", etc.</text:p>
      <text:p text:style-name="Standard"/>
      <text:p text:style-name="Standard">Dans la fenêtre de commande, rendez-vous dans le dossier "libiconv-for-windows-master" </text:p>
      <text:p text:style-name="Standard">( "cd..", "cd ..", "cd libiconv-for-windows-master"), et tapez les commandes suivantes, toujours sans le "&gt;" et en respectant les majuscules (<text:span text:style-name="T1">et sans oublier le point devant la partie "\libiconv"</text:span>) <text:s/>:</text:p>
      <text:p text:style-name="Standard"><text:tab/></text:p>
      <text:p text:style-name="P8"><text:tab/>&gt;set INCLUDE=%INCLUDE%;.\libiconv</text:p>
      <text:p text:style-name="P8"><text:tab/>&gt;set INCLUDE=%INCLUDE%;.\libiconv\include</text:p>
      <text:p text:style-name="P8"><text:tab/>&gt;set INCLUDE=%INCLUDE%;.\libiconv\libcharset\include</text:p>
      <text:p text:style-name="Standard"><text:soft-page-break/><text:tab/><text:span text:style-name="T1">(ces 3 commandes mettent en place des variables d'environnement nécessaires à la</text:span></text:p>
      <text:p text:style-name="P1"><text:tab/>compilation de libiconv)</text:p>
      <text:p text:style-name="Standard"><text:tab/></text:p>
      <text:p text:style-name="Standard"><text:tab/>Lancez la compilation de libiconv avec la commande :</text:p>
      <text:p text:style-name="Standard"/>
      <text:p text:style-name="P10">&gt;msbuild /p:Configuration=ReleaseStatic /p:Platform=x64 /p:useenv=true /p:PlatformToolset=v142 LibIconv.sln</text:p>
      <text:p text:style-name="Standard"><text:tab/></text:p>
      <text:p text:style-name="Standard"><text:tab/><text:span text:style-name="T1">(cette commande lance la compilation de libiconv par MSBuild en mode 64bits. Si vous</text:span></text:p>
      <text:p text:style-name="P1"><text:tab/>faites une compilation 32bits, utilisez "/p:Platform=x86" au lieu de "/p:Platform=x64" )</text:p>
      <text:p text:style-name="Standard"><text:tab/></text:p>
      <text:p text:style-name="Standard"><text:tab/><text:span text:style-name="T1">Notez que "/p:PlatformToolset=v142" est requis, y compris sous VS2019, car les fichiers</text:span></text:p>
      <text:p text:style-name="P1"><text:tab/>demandent par défaut<text:tab/> d'utiliser la v143 (uniquement sous VS2022 ou plus), mais que nous</text:p>
      <text:p text:style-name="P1"><text:tab/>compilons toutes les librairies en v142 pour rester compatible.</text:p>
      <text:p text:style-name="Standard"/>
      <text:p text:style-name="Standard">Le résultat se trouvera dans "output\x64\ReleaseStatic" <text:span text:style-name="T1">(ou "output\x86\ReleaseStatic" en 32bits)</text:span>.</text:p>
      <text:p text:style-name="Standard"/>
      <text:p text:style-name="P5">VI) Boost</text:p>
      <text:p text:style-name="Standard"/>
      <text:p text:style-name="Standard">Sur la page <text:a xlink:type="simple" xlink:href="https://www.boost.org/">https://www.boost.org/</text:a> vous trouverez un lien vers la page de téléchargement </text:p>
      <text:p text:style-name="Standard"><text:span text:style-name="T1">("More Downloads")</text:span> : <text:a xlink:type="simple" xlink:href="https://www.boost.org/users/download/">https://www.boost.org/users/download/</text:a> qui devrait vous proposer la dernière version (à date : 1.82.0 ) :</text:p>
      <text:p text:style-name="Standard">2 liens sont disponibles pour la plateforme Windows, l'un est au format classique .zip, l'autre au format .7z, qui est plus récent, offrant une meilleure compression mais nécessitant l'utilitaire gratuit "7Zip" pour y accéder.</text:p>
      <text:p text:style-name="Standard"/>
      <text:p text:style-name="Standard">Une fois l'archive téléchargée, il vous faudra extraire le dossier compressé à l’intérieur (par ex: "boost_1_82_0") dans un dossier (ou partition) "bien rangé", de préférence hors de BuildingFreeLAN, car Boost est un ensemble de librairies C++, utilisé par de nombreux programmeurs, et dont vous pourriez avoir besoin pour d'autres projets.</text:p>
      <text:p text:style-name="Standard"><text:tab/></text:p>
      <text:p text:style-name="P6">Ici, nous considérerons que ce dossier est à placer à coté de BuildingFreeLAN, dans D:\, avec pour chemin : "D:\boost_1_82_0". </text:p>
      <text:p text:style-name="Standard">Pour ne pas avoir à se soucier du numéro de version dans le chemin d'accès, renommez-le en "boost" (ou faites un lien physique/jonction en utilisant ce nouveau nom). </text:p>
      <text:p text:style-name="Standard">Il devrait contenir les sous-dossiers "boost", "doc", "libs", "more", "status" et "tools" pour le moment.</text:p>
      <text:p text:style-name="Standard">Notez que la lettre de lecteur importe peu, tout ce qui compte, c'est qu'il soit "frère" avec le dossier</text:p>
      <text:p text:style-name="Standard">qui contient tout le reste (dans notre cas, "D:\BuildingFreeLAN"). </text:p>
      <text:p text:style-name="Standard">Dans ce but, vous pouvez très bien avoir boost installé dans un autre dossier/disque et même avec son nom complet, et vous contenter d'un lien de répertoire<text:tab/>ou d'une jonction. </text:p>
      <text:p text:style-name="Standard"/>
      <text:p text:style-name="Standard">Pour ce faire, si vous ne pouvez pas avoir boost au même endroit, un utilitaire vous permettra en quelques clics<text:tab/>de créer ces jonctions : <text:a xlink:type="simple" xlink:href="https://schinagl.priv.at/nt/hardlinkshellext/linkshellextension_fr.html">https://schinagl.priv.at/nt/hardlinkshellext/linkshellextension_fr.html</text:a> </text:p>
      <text:p text:style-name="Standard">( <text:a xlink:type="simple" xlink:href="https://schinagl.priv.at/nt/hardlinkshellext/linkshellextension_fr.html#download">https://schinagl.priv.at/nt/hardlinkshellext/linkshellextension_fr.html#download</text:a> )</text:p>
      <text:p text:style-name="Standard"/>
      <text:p text:style-name="Standard">Avoir ces dossiers visibles comme des "frères" vous permet de ne pas avoir à modifier de nombreuses lignes dans les fichiers .vcxproj, en utilisant des chemins d'accès relatifs plutôt que des chemins absolus.</text:p>
      <text:p text:style-name="Standard">Néanmoins, ces fichiers visent les noms des librairies en version 1.82, et il vous faudra donc corriger dans ceux-ci les noms des librairies, si vous utilisez d'ici là une version plus récente, ou si vous souhaitez utiliser une version plus ancienne déjà installée sur votre machine.</text:p>
      <text:p text:style-name="Standard"><text:soft-page-break/>Dans la racine de boost, vous trouverez un fichier "<text:span text:style-name="T4">bootstrap.bat</text:span>", qu'il faudra utiliser UNE fois, <text:span text:style-name="T4">EN LIGNE DE COMMANDE</text:span><text:span text:style-name="T18"> </text:span>(en mode développeur) pour la mise en place initiale, en lui précisant QUEL toolset vous allez utiliser <text:span text:style-name="T1">(ici, "vc142"; notez que le .bat lui-même contient une liste des toolsets compatibles, il suffit de l'ouvrir avec le bloc-note ou wordpad)</text:span>.</text:p>
      <text:p text:style-name="Standard"/>
      <text:p text:style-name="Standard"><text:span text:style-name="T6">Pour ce faire</text:span>, dans la fenêtre de développement, rendez-vous dans le dossier racine de boost ("cd ..", "cd ..", "cd boost") et entrez la commande suivante :</text:p>
      <text:p text:style-name="Standard"><text:tab/></text:p>
      <text:p text:style-name="Standard"><text:tab/><text:span text:style-name="T7">&gt;bootstrap.bat vc142</text:span></text:p>
      <text:p text:style-name="Standard"><text:tab/></text:p>
      <text:p text:style-name="Standard">Cela devrait vous fournir (entre autres) un nouveau fichier nommé "b2.exe" dans la racine.</text:p>
      <text:p text:style-name="Standard">Et nous allons justement nous en servir via la ligne de commande suivante <text:s/><text:span text:style-name="T1">(n'omettez aucun caractère !)</text:span> : </text:p>
      <text:p text:style-name="Standard"/>
      <text:p text:style-name="P10">&gt;.\b2 --build-dir=build\x64 address-model=64 threading=multi toolset=msvc-14.2 link=static runtime-link=static variant=release</text:p>
      <text:p text:style-name="Standard"><text:tab/></text:p>
      <text:p text:style-name="P1">(pour un build complet, avec les versions DLL, utilisez cette commande à la place :</text:p>
      <text:p text:style-name="Standard">&gt;.\b2 --build-dir=build\x64 address-model=64 threading=multi toolset=msvc-14.2 link=static,shared runtime-link=static,shared variant=release</text:p>
      <text:p text:style-name="P1">Notez bien que pour FreeLAN, seules les versions statiques, de la 1ere commande, sont requises)</text:p>
      <text:p text:style-name="Standard"><text:tab/></text:p>
      <text:p text:style-name="Standard">Le résultat de cette compilation de plusieurs minutes se trouve dans le sous-sous-dossier "stage\lib", qui comprend toutes les librairies compilables de boost, sous leurs divers formats. Prenons pour exemple "boost_thread" :</text:p>
      <text:p text:style-name="Standard"><text:s text:c="2"/>- <text:span text:style-name="T11">boost_thread-vc142-mt-x64-1_82.dll</text:span><text:tab/><text:tab/>(<text:span text:style-name="T11">La DLL, pour les builds dynamiques</text:span>)</text:p>
      <text:p text:style-name="Standard"><text:s text:c="2"/>- <text:span text:style-name="T11">boost_thread-vc142-mt-x64-1_82.lib</text:span><text:tab/><text:tab/>(<text:span text:style-name="T11">la librairie d'import de la DLL ci-dessus</text:span>)</text:p>
      <text:p text:style-name="Standard"><text:s text:c="2"/>- <text:span text:style-name="T11">libboost_thread-vc142-mt-x64-1_82.lib<text:tab/><text:tab/></text:span>(<text:span text:style-name="T11">lib statique utilisant MSVCRT.lib, qui importe une DLL système</text:span>)</text:p>
      <text:p text:style-name="Standard"><text:s text:c="2"/>- <text:span text:style-name="T11">libboost_thread-vc142-mt-s-x64-1_82.lib</text:span><text:tab/>(<text:span text:style-name="T11">la librairie statique utilisant LIBCMT.lib, incluant le code du</text:span></text:p>
      <text:p text:style-name="Standard"><text:span text:style-name="T11"><text:s/><text:tab/><text:tab/><text:tab/><text:tab/><text:tab/><text:tab/> <text:s/>C RunTime, 100% statique</text:span>)</text:p>
      <text:p text:style-name="Standard"/>
      <text:p text:style-name="Standard">La 1ere commande <text:span text:style-name="T1">(avec "link=static runtime-link=static")</text:span> ne vous fournira QUE les librairies "-mt-s", exactement ce qu'il nous faut pour FreeLAN, vous économisant du temps et de l'espace disque.</text:p>
      <text:p text:style-name="Standard"/>
      <text:p text:style-name="Standard">Pour plus d'infos sur les noms : <text:a xlink:type="simple" xlink:href="https://stackoverflow.com/questions/6014517/whats-the-difference-between-mt-gd-and-mt-s-library">https://stackoverflow.com/questions/6014517/whats-the-difference-between-mt-gd-and-mt-s-library</text:a></text:p>
      <text:p text:style-name="Standard"><text:tab/></text:p>
      <text:p text:style-name="P1">En gros, pour boost, "-mt-s" correspond au réglage /MT du Runtime Library de visual Studio (le 100% statique qui nous intéresse ici);</text:p>
      <text:p text:style-name="P1">le "-mt-sgd" correspond au réglage /MTd (incluant le mode debug),</text:p>
      <text:p text:style-name="P1">le "-mt" correspond au réglage "/MD" (linkage dynamique),</text:p>
      <text:p text:style-name="P1">et le "-mt-gd" au réglage "/MDd", soit le mode debug du linkage dynamique.</text:p>
      <text:p text:style-name="P1"/>
      <text:p text:style-name="P1">De manière générale, en programmation, une librairie commençant par "lib..." sera une librairie statique (à 100% ou pas, voir ci-dessus),</text:p>
      <text:p text:style-name="P1">alors que la librairie ayant le même nom que la DLL ne sera que le moyen de faire appel à cette DLL (donc une librairie d'IMPORT).</text:p>
      <text:p text:style-name="Standard"/>
      <text:p text:style-name="Standard">Vous aurez besoin d'une partie de ces librairies en "-mt-s" pour la compilation de FreeLAN.</text:p>
      <text:p text:style-name="Standard"><text:tab/></text:p>
      <text:p text:style-name="Standard"/>
      <text:p text:style-name="P7"><text:soft-page-break/>3eme partie : FreeLAN</text:p>
      <text:p text:style-name="Standard"><text:tab/></text:p>
      <text:p text:style-name="Standard">Sur le site <text:a xlink:type="simple" xlink:href="https://github.com/freelan-developers/freelan">https://github.com/freelan-developers/freelan</text:a>, vous trouverez les sources de FreeLAN.</text:p>
      <text:p text:style-name="Standard">Cliquez sur le bouton "code" vert, puis "Download ZIP" pour obtenir "freelan-master.zip".</text:p>
      <text:p text:style-name="Standard">( <text:a xlink:type="simple" xlink:href="https://github.com/freelan-developers/freelan/archive/refs/heads/master.zip">https://github.com/freelan-developers/freelan/archive/refs/heads/master.zip</text:a> )</text:p>
      <text:p text:style-name="Standard">ou alternativement <text:s/><text:a xlink:type="simple" xlink:href="https://github.com/freelan-developers/freelan/releases">https://github.com/freelan-developers/freelan/releases</text:a> pour <text:s/>"source code (zip)", qui vous donnera "freelan-2.2.zip".</text:p>
      <text:p text:style-name="Standard"/>
      <text:p text:style-name="Standard">Le nom du dossier décompressé peut varier selon le lien de téléchargement utilisé, mais nous considérerons<text:tab/>par défaut qu'il s'agit de "freelan-master". Ce nom n'a pas besoin d'être modifié, car il s'agit du répertoire racine de la solution, appelé en interne "$(SolutionDir)", dans des chemins d'accès relatifs.</text:p>
      <text:p text:style-name="Standard"><text:tab/></text:p>
      <text:p text:style-name="Standard"><text:span text:style-name="T4">Dans l'archive des fichiers modifiés</text:span>, prenez les fichiers du sous-dossier "freelan-master" et remplacez les fichiers<text:tab/>originaux de votre répertoire freelan-master et de ses sous-répertoires, en respectant l'arborescence. <text:span text:style-name="T1">(l'archive des fichiers modifiés suit exactement la même arborescence, vous devriez pouvoir glisser-déposer le dossier "freelan-master" de l'archive DANS le dossier "BuildingFreeLAN", et Windows vous demandera probablement si vous souhaitez fusionner le tout, et remplacer les fichiers)</text:span></text:p>
      <text:p text:style-name="Standard"/>
      <text:p text:style-name="Standard">Dans la fenêtre de développement, naviguez jusqu'au répertoire freelan-master ("cd ..", "cd BuildingFreeLAN", "cd freelan-master") puis entrez la commande suivante :</text:p>
      <text:p text:style-name="Standard"/>
      <text:p text:style-name="Standard"><text:tab/><text:span text:style-name="T7">&gt;msbuild /p:Configuration=Release /p:Platform=x64 freelan-all.sln</text:span></text:p>
      <text:p text:style-name="Standard"><text:tab/></text:p>
      <text:p text:style-name="Standard"><text:tab/><text:span text:style-name="T1">(en cas de build 32bits, remplacez "/p:Platform=x64" par "/p:Platform=Win32" )</text:span></text:p>
      <text:p text:style-name="Standard"/>
      <text:p text:style-name="Standard">Si aucune erreur ne se produit, vous avez suivi le guide avec succès, et avez obtenu, dans le dossier "freelan-master\install", les fichiers compilés, triés dans des dossiers selon le nombre de bits et le type de ceux-ci.</text:p>
      <text:p text:style-name="P1">N'hésitez pas à relancer la commande en cas d'erreur de type ".lib manquant" : sur certains systèmes il peut arriver qu'avec la compilation en parallèle, une lib nécessaire pour FreeLAN ne soit pas encore disponible au moment où le linkage est tenté.</text:p>
      <text:p text:style-name="Standard"/>
      <text:p text:style-name="Standard">Vous pouvez vous en servir directement ou créer un installeur.</text:p>
      <text:p text:style-name="Standard"/>
      <text:p text:style-name="P7">3/a) Installer manuellement les fichiers obtenus</text:p>
      <text:p text:style-name="Standard"/>
      <text:p text:style-name="Standard">Si vous venez de compiler pour la 1ère fois FreeLAN, et que vous ne l'avez jamais installé auparavant sur votre machine, il serait utile de le tester avec une installation manuelle.</text:p>
      <text:p text:style-name="Standard">FreeLAN requiert d'avoir un « TAP adapter » <text:span text:style-name="T1">(en gros, un type de carte réseau virtuelle)</text:span> disponible sur votre système, et si ce n'est pas le cas, il vous faudra l'installer, avant de lancer FreeLAN en mode installation.</text:p>
      <text:p text:style-name="Standard"/>
      <text:p text:style-name="Standard">Dans le répertoire « Programmes » du disque C :, "C:\Program Files\" de son vrai nom, </text:p>
      <text:p text:style-name="Standard">ajoutez un nouveau répertoire que vous nommerez "FreeLAN", puis à l’intérieur de celui-ci, 3 sous-répertoires nommés "bin", "config", et "driver". <text:span text:style-name="T1">Ces actions vous demanderont probablement les droits administrateur, le dossier "program files" étant particulièrement surveillé par Windows.</text:span></text:p>
      <text:p text:style-name="Standard"/>
      <text:p text:style-name="P6">Copiez<text:span text:style-name="T18"> ensuite dans "bin" les fichiers "freelan.exe" et "tap-setup.exe" provenant du répertoire "freelan-master\install\..." </text:span><text:span text:style-name="T3">(par exemple, en 64bits : "freelan-master\install\x64\Release\bin" )</text:span></text:p>
      <text:p text:style-name="P11"/>
      <text:p text:style-name="Standard"><text:soft-page-break/><text:span text:style-name="T4">Copiez</text:span> aussi dans <text:span text:style-name="T18">"config" le fichier "freelan.cfg" provenant du répertoire "freelan-master\install\..." </text:span><text:span text:style-name="T3">(par exemple, en 64bits : "freelan-master\install\x64\Release\config" )</text:span></text:p>
      <text:p text:style-name="P11"/>
      <text:p text:style-name="Standard"><text:span text:style-name="T4">Copiez</text:span> dans <text:span text:style-name="T15">"driver" les fichiers "OemVista.inf", "tap0901.cat", et "tap0901.sys", que vous trouverez dans le répertoire "freelan-master\packaging\windows\files\...", en sélectionnant UNIQUEMENT ceux correspondants au type de compilation que vous avez réalisé </text:span><text:span text:style-name="T3">(32 ou 64bits) </text:span><text:span text:style-name="T15">:</text:span></text:p>
      <text:p text:style-name="P4">pour le 64bits : "freelan-master\packaging\windows\files\amd64",</text:p>
      <text:p text:style-name="Standard">pour le 32bits : <text:span text:style-name="T15">"</text:span>freelan-master\packaging\windows\files\x86<text:span text:style-name="T15">".</text:span></text:p>
      <text:p text:style-name="P4"/>
      <text:p text:style-name="P2">(Pourquoi ces noms particuliers ? Les builds 32bits utilisent le nom d'architecture "x86", en référence aux séries de processeurs Intel ayant commencés avec le processeur "80x86", 16bits à l'époque, puis étendu au 32bits au fil de l'évolution des processeurs ; les builds 64bits quant à eux utilisent une norme "x86-64", alias « extension 64bits du x86 », plus souvent appelé "x64" pour faire court, et qui fut développé par AMD (Advanced Micro Devices Inc.), qui furent les 1ers à sortir un processeur "x86-64" (l'Opteron). Le terme "amd64" provient du fait que sous Linux, il a fallu faire la différence avec l'architecture "IA-64" (Itanium d'Intel), et bien qu'Intel ait depuis ajouté à ses processeurs le jeu d'instructions 64bits développé par AMD, le nom est resté.)</text:p>
      <text:p text:style-name="Standard"/>
      <text:p text:style-name="Standard">Une fois les fichiers mis en place, ouvrez une fenêtre de commandes (cmd.exe) en mode Administrateur et naviguez dans celle-ci jusqu'au dossier <text:span text:style-name="T15">"</text:span>C\:Program Files\FreeLAN\bin<text:span text:style-name="T15">"</text:span> </text:p>
      <text:p text:style-name="P4">puis entrez les commandes suivantes selon vos besoins :</text:p>
      <text:p text:style-name="P4"/>
      <text:p text:style-name="Standard"><text:span text:style-name="T14">Pour installer le Tap Adapter</text:span><text:span text:style-name="T15"> :</text:span></text:p>
      <text:p text:style-name="Standard"><text:span text:style-name="T15"><text:tab/></text:span><text:span text:style-name="T9">&gt;tap-setup.exe install ..\driver\OemVista.inf tap0901</text:span></text:p>
      <text:p text:style-name="P1">(cela installera UN exemplaire du TAP Adapter)</text:p>
      <text:p text:style-name="Standard"><text:span text:style-name="T4">Pour retirer TOUS les TAP adapter</text:span> (Si vous en avez installé en trop) :</text:p>
      <text:p text:style-name="Standard"><text:tab/><text:span text:style-name="T7">&gt;tap-setup.exe remove tap0901</text:span></text:p>
      <text:p text:style-name="P8"/>
      <text:p text:style-name="Standard">Notez que vous pouvez les retirer individuellement via le gestionnaire de périphériques, dans le panneau de configuration Windows <text:span text:style-name="T1">(également accessible en exécutant </text:span><text:span text:style-name="T3">"devmgmt.msc")</text:span><text:span text:style-name="T15">.</text:span></text:p>
      <text:p text:style-name="P4">Les TAP adapters se présenteront sous le nom "TAP-Windows Adapter V9", et d'un clic droit vous pourrez choisir de les désinstaller. Sachez cependant que certains services de proxy VPN (souvent utiliser pour surfer anonymement) peuvent également se servir d'un tel dispositif, et en avoir installé un du même type (et tous n'ont pas personnalisé le nom affiché par ce TAP Adapter). Comme un TAP adapter ne peut être utilisé que par un seul programme à la fois, il se peut qu'il y ait conflit entre FreeLAN et votre proxy VPN si vous en avez désinstallé un de trop.</text:p>
      <text:p text:style-name="Standard"/>
      <text:p text:style-name="Standard"><text:span text:style-name="T4">Pour installer FreeLAN en tant que service</text:span> :</text:p>
      <text:p text:style-name="Standard"><text:tab/><text:span text:style-name="T7">&gt;freelan.exe --install</text:span></text:p>
      <text:p text:style-name="Standard">Pensez à vérifier dans le registre que votre version « fait-maison » de FreeLAN ait correctement protégé le chemin d'accès :</text:p>
      <text:p text:style-name="Standard"><text:tab/>Lancez Regedit.exe, naviguez dans le panneau de droite vers la clé</text:p>
      <text:p text:style-name="Standard"><text:tab/><text:span text:style-name="T7">HKEY_LOCAL_MACHINE\SYSTEM\CurrentControlSet\services\FreeLAN Service</text:span></text:p>
      <text:p text:style-name="Standard"><text:tab/>et dans le panneau de gauche, vérifiez que les données de la valeur <text:span text:style-name="T15">"ImagePath" <text:tab/>commencent et se termine par des guillemets, typiquement : </text:span></text:p>
      <text:p text:style-name="P4"><text:tab/>"C:\Program Files\FreeLAN\bin\freelan.exe"</text:p>
      <text:p text:style-name="Standard"><text:span text:style-name="T15"><text:tab/></text:span><text:span text:style-name="T3">(guillemets inclus)</text:span></text:p>
      <text:p text:style-name="P4">Si ce n'est pas le cas, alors vous avez probablement oublié de remplacer "service.cpp" par celui issu de l'archive des fichiers modifiés.</text:p>
      <text:p text:style-name="Standard"/>
      <text:p text:style-name="Standard"><text:span text:style-name="T4">Pour réinstaller FreeLAN en tant que service</text:span> :</text:p>
      <text:p text:style-name="Standard"><text:tab/><text:span text:style-name="T7">&gt;freelan.exe --reinstall</text:span></text:p>
      <text:p text:style-name="Standard"><text:soft-page-break/><text:span text:style-name="T4">Pour désinstaller FreeLAN en tant que service</text:span> :</text:p>
      <text:p text:style-name="Standard"><text:tab/><text:span text:style-name="T7">&gt;freelan.exe --uninstall</text:span></text:p>
      <text:p text:style-name="Standard"/>
      <text:p text:style-name="P7">3/b) Créer un autoinstalleur</text:p>
      <text:p text:style-name="Standard"/>
      <text:p text:style-name="Standard">Vous aurez besoin de 2 outils supplémentaires, Inno Setup 6 et SCons.</text:p>
      <text:p text:style-name="Standard"><text:span text:style-name="T4">Inno Setup 6</text:span><text:span text:style-name="T18"> </text:span>est disponible sur <text:a xlink:type="simple" xlink:href="https://jrsoftware.org/isinfo.php">https://jrsoftware.org/isinfo.php</text:a>. </text:p>
      <text:p text:style-name="Standard">La page de téléchargement <text:a xlink:type="simple" xlink:href="https://jrsoftware.org/isdl.php">https://jrsoftware.org/isdl.php</text:a> vous proposera de télécharger la dernière version avec le lien <text:a xlink:type="simple" xlink:href="https://jrsoftware.org/download.php/is.exe">https://jrsoftware.org/download.php/is.exe</text:a>, qui devrait vous fournir </text:p>
      <text:p text:style-name="Standard">"innosetup-6.2.2.exe" (ou plus récent).</text:p>
      <text:p text:style-name="Standard">Installez-le sur votre système, de préférence en utilisant le chemin d'installation standard qui vous sera proposé.</text:p>
      <text:p text:style-name="Standard"><text:span text:style-name="T4">SCons</text:span> peut-être téléchargé manuellement sur la page <text:a xlink:type="simple" xlink:href="https://scons.org/pages/download.html">https://scons.org/pages/download.html</text:a>,</text:p>
      <text:p text:style-name="Standard">mais comme vous disposez déjà de Python, vous pouvez le télécharger, l'installer et le rendre accessible en utilisant la commande suivante dans une fenêtre de commandes (cmd.exe) :</text:p>
      <text:p text:style-name="Standard"><text:s/><text:tab/><text:span text:style-name="T7">&gt;pip install scons</text:span></text:p>
      <text:p text:style-name="Standard">Vous devriez obtenir la dernière version (ou la plus récente version compatible avec votre installation), la version actuelle à date étant la 4.5.2.</text:p>
      <text:p text:style-name="P2">(Notez que pip prend en compte d'autres arguments non-indiqués ici, si vous souhaitez réserver l'installation de SCons à un utilisateur en particulier ou utiliser un environnement virtuel pour y contrôler entièrement les packages utilisés. Faites très attention à ne pas faire d'erreurs dans les noms des packages que vous ajoutez avec pip, celui-ci n'étant pas spécialement sécurisé contre le typo-squattage, une forme de cyber-squattage parfois pratiqué par des personnes mal intentionnées qui prennent un nom de package très similaire, espérant une faute de frappe d'un utilisateur pour envoyer du code malicieux sur votre machine. </text:p>
      <text:p text:style-name="P2">Comme pip supporte 2 formats de packages, le "sdist", qui utilise automatiquement un script d'installation arbitrairement fourni par le package, et le "wheel", mis en place par Python lui-même, sans exécution de code provenant du package, les personnes malveillantes se rabattent presque toujours sur le "sdist", bien que techniquement, les 2 puissent contenir du code nocif dans les modules, mais devant attendre que l'utilisateur s'en serve expressément.)</text:p>
      <text:p text:style-name="Standard"/>
      <text:p text:style-name="Standard">Rendez-vous dans le sous-dossier "freelan-master\packaging\windows\" dans l'explorateur Windows, et modifiez le fichier "innosetup.py" qui s'y trouve <text:span text:style-name="T1">(ou remplacez-le par celui de l'archive des fichiers modifiés)</text:span><text:span text:style-name="T13">, en faisant un clic-droit dessus puis « Edit with IDLE » </text:span><text:span text:style-name="T13">:</text:span></text:p>
      <text:p text:style-name="P3"><text:tab/>à la ligne 168, vous trouverez la ligne </text:p>
      <text:p text:style-name="P9"><text:tab/>class ISCCNotFound(SCons.Warnings.Warning):</text:p>
      <text:p text:style-name="Standard"><text:tab/>modifiez-la en</text:p>
      <text:p text:style-name="Standard"><text:span text:style-name="T7"><text:tab/>class ISCCNotFound(SCons.Warnings.DeprecatedMissingSConscriptWarning):</text:span><text:tab/></text:p>
      <text:p text:style-name="Standard"><text:tab/>et sauvez le fichier.</text:p>
      <text:p text:style-name="Standard">Ouvrez une fenêtre de commande, allez dans le sous-dossier "freelan-master\packaging\windows\",</text:p>
      <text:p text:style-name="Standard">et lancez la commande suivante :</text:p>
      <text:p text:style-name="Standard"><text:tab/><text:span text:style-name="T7">&gt;scons.exe --arch=amd64</text:span></text:p>
      <text:p text:style-name="P1"><text:tab/>(Bien entendu, si vous faites une version 32bits, utilisez --arch=x86 à la place)</text:p>
      <text:p text:style-name="Standard"/>
      <text:p text:style-name="Standard">Notez que l'archive des fichiers modifiés a été prévue pour une compilation 64bits. Pour une compilation 32bits, il vous faudra compiler toutes les librairies en 32bits, et éditer les .vcxproj en conséquence.</text:p>
      <text:p text:style-name="Standard"/>
      <text:p text:style-name="Standard">Concernant l'utilisation et la configuration de FreeLAN, et l'utilisation d'OpenSSL3 pour générer vos clés privées et certificats,vous pouvez consulter la documentation officielle, ou le guide :</text:p>
      <text:p text:style-name="Standard"><text:a xlink:type="simple" xlink:href="https://github.com/TJ-59/freelan-guide-for-windows-users">https://github.com/TJ-59/freelan-guide-for-windows-user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5T19:38:47.98</meta:creation-date>
    <meta:generator>OpenOffice.org/3.4.1$Win32 OpenOffice.org_project/341m1$Build-9593</meta:generator>
    <dc:date>2023-07-30T00:00:28.63</dc:date>
    <meta:editing-duration>P12DT8H18M6S</meta:editing-duration>
    <meta:editing-cycles>30</meta:editing-cycles>
    <meta:document-statistic meta:table-count="0" meta:image-count="0" meta:object-count="0" meta:page-count="15" meta:paragraph-count="406" meta:word-count="6674" meta:character-count="47035"/>
  </office:meta>
</office:document-meta>
</file>